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1" style:family="table-row">
      <style:table-row-properties style:min-row-height="4.577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60pt" fo:font-style="normal" fo:text-shadow="none" style:text-underline-style="none" fo:font-weight="bold" style:letter-kerning="true" style:font-name-asian="Arial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1" fo:font-size="60pt" fo:font-style="normal" fo:text-shadow="none" style:text-underline-style="none" fo:font-weight="bold" style:letter-kerning="true" style:font-name-asian="Arial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letter-kerning="true" style:font-name-asian="Arial2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2" fo:font-size="60pt" fo:font-style="normal" fo:text-shadow="none" style:text-underline-style="none" fo:font-weight="bold" style:letter-kerning="true" style:font-name-asian="Arial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fo:font-size="60pt" fo:font-weight="bold"/>
    </style:style>
    <style:style style:name="T2" style:family="text"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letter-kerning="true" style:font-name-asian="Arial2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Times New Roman2" fo:font-size="60pt" fo:font-weight="bold"/>
    </style: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1"><draw:g text:anchor-type="paragraph" draw:z-index="0" draw:style-name="gr1"><draw:custom-shape draw:style-name="gr2" draw:text-style-name="P2" svg:width="1.265cm" svg:height="5.656cm" draw:transform="rotate (1.56538580611342) translate (0.102305555555556cm 3.22262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" draw:text-style-name="P2" svg:width="3.723cm" svg:height="3.723cm" svg:x="0.03cm" svg:y="0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4" svg:width="2.793cm" svg:height="2.793cm" svg:x="0.494cm" svg:y="1.069cm"><text:p text:style-name="P3"><text:span text:style-name="T1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6" svg:width="2.853cm" svg:height="2.872cm" svg:x="5.782cm" svg:y="1.201cm"><text:p text:style-name="P5"><text:span text:style-name="T2">= …</text:span></text:p><draw:enhanced-geometry svg:viewBox="0 0 21600 21600" draw:type="rectangle" draw:enhanced-path="M 0 0 L 21600 0 21600 21600 0 21600 0 0 Z N"/></draw:custom-shape></draw:g> </text:p>
            <text:p text:style-name="P1"/>
          </table:table-cell>
          <table:table-cell table:style-name="Tableau1.B1" office:value-type="string">
            <text:p text:style-name="P1"><draw:g text:anchor-type="paragraph" draw:z-index="1" draw:style-name="gr1"><draw:custom-shape draw:style-name="gr6" draw:text-style-name="P2" svg:width="1.265cm" svg:height="5.656cm" draw:transform="rotate (1.56538580611342) translate (0.102305555555556cm 3.22262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7" draw:text-style-name="P2" svg:width="3.723cm" svg:height="3.723cm" svg:x="0.03cm" svg:y="0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7" svg:width="2.793cm" svg:height="2.793cm" svg:x="0.494cm" svg:y="1.069cm"><text:p text:style-name="P2"><text:span text:style-name="T3">-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6" svg:width="2.853cm" svg:height="2.872cm" svg:x="5.782cm" svg:y="1.201cm"><text:p text:style-name="P5"><text:span text:style-name="T2">= …</text:span></text:p><draw:enhanced-geometry svg:viewBox="0 0 21600 21600" draw:type="rectangle" draw:enhanced-path="M 0 0 L 21600 0 21600 21600 0 21600 0 0 Z N"/></draw:custom-shape></draw:g> </text:p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><draw:g text:anchor-type="paragraph" draw:z-index="2" draw:style-name="gr1"><draw:custom-shape draw:style-name="gr10" draw:text-style-name="P2" svg:width="1.265cm" svg:height="5.656cm" draw:transform="rotate (1.56538580611342) translate (0.102305555555556cm 3.22262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1" draw:text-style-name="P2" svg:width="3.723cm" svg:height="3.723cm" svg:x="0.03cm" svg:y="0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7" svg:width="2.793cm" svg:height="2.793cm" svg:x="0.494cm" svg:y="1.069cm"><text:p text:style-name="P2"><text:span text:style-name="T3">×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6" svg:width="2.853cm" svg:height="2.872cm" svg:x="5.782cm" svg:y="1.201cm"><text:p text:style-name="P5"><text:span text:style-name="T2">= …</text:span></text:p><draw:enhanced-geometry svg:viewBox="0 0 21600 21600" draw:type="rectangle" draw:enhanced-path="M 0 0 L 21600 0 21600 21600 0 21600 0 0 Z N"/></draw:custom-shape></draw:g> </text:p>
            <text:p text:style-name="P1"/>
          </table:table-cell>
          <table:table-cell table:style-name="Tableau1.B2" office:value-type="string">
            <text:p text:style-name="P1"><draw:g text:anchor-type="paragraph" draw:z-index="3" draw:style-name="gr1"><draw:custom-shape draw:style-name="gr14" draw:text-style-name="P2" svg:width="1.265cm" svg:height="5.656cm" draw:transform="rotate (1.56538580611342) translate (0.102305555555556cm 3.22262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5" draw:text-style-name="P2" svg:width="3.723cm" svg:height="3.723cm" svg:x="0.03cm" svg:y="0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7" svg:width="2.793cm" svg:height="2.793cm" svg:x="0.494cm" svg:y="1.069cm"><text:p text:style-name="P2"><text:span text:style-name="T3">÷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6" svg:width="2.853cm" svg:height="2.872cm" svg:x="5.782cm" svg:y="1.201cm"><text:p text:style-name="P5"><text:span text:style-name="T2">= …</text:span></text:p><draw:enhanced-geometry svg:viewBox="0 0 21600 21600" draw:type="rectangle" draw:enhanced-path="M 0 0 L 21600 0 21600 21600 0 21600 0 0 Z N"/></draw:custom-shape></draw:g> </text:p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><draw:g text:anchor-type="paragraph" draw:z-index="4" draw:style-name="gr1"><draw:custom-shape draw:style-name="gr18" draw:text-style-name="P2" svg:width="1.265cm" svg:height="5.656cm" draw:transform="rotate (1.56538580611342) translate (0.102305555555556cm 3.22262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9" draw:text-style-name="P2" svg:width="3.723cm" svg:height="3.723cm" svg:x="0.03cm" svg:y="0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4" svg:width="2.793cm" svg:height="2.793cm" svg:x="0.494cm" svg:y="1.069cm"><text:p text:style-name="P3"><text:span text:style-name="T1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6" svg:width="2.853cm" svg:height="2.872cm" svg:x="5.782cm" svg:y="1.201cm"><text:p text:style-name="P5"><text:span text:style-name="T2">= …</text:span></text:p><draw:enhanced-geometry svg:viewBox="0 0 21600 21600" draw:type="rectangle" draw:enhanced-path="M 0 0 L 21600 0 21600 21600 0 21600 0 0 Z N"/></draw:custom-shape></draw:g> </text:p>
            <text:p text:style-name="P1"/>
          </table:table-cell>
          <table:table-cell table:style-name="Tableau1.B2" office:value-type="string">
            <text:p text:style-name="P1"><draw:g text:anchor-type="paragraph" draw:z-index="6" draw:style-name="gr1"><draw:custom-shape draw:style-name="gr26" draw:text-style-name="P2" svg:width="1.265cm" svg:height="5.656cm" draw:transform="rotate (1.56538580611342) translate (0.102305555555556cm 3.22262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27" draw:text-style-name="P2" svg:width="3.723cm" svg:height="3.723cm" svg:x="0.03cm" svg:y="0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7" svg:width="2.793cm" svg:height="2.793cm" svg:x="0.494cm" svg:y="1.069cm"><text:p text:style-name="P2"><text:span text:style-name="T3">-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6" svg:width="2.853cm" svg:height="2.872cm" svg:x="5.782cm" svg:y="1.201cm"><text:p text:style-name="P5"><text:span text:style-name="T2">= …</text:span></text:p><draw:enhanced-geometry svg:viewBox="0 0 21600 21600" draw:type="rectangle" draw:enhanced-path="M 0 0 L 21600 0 21600 21600 0 21600 0 0 Z N"/></draw:custom-shape></draw:g> </text:p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><draw:g text:anchor-type="paragraph" draw:z-index="8" draw:style-name="gr1"><draw:custom-shape draw:style-name="gr34" draw:text-style-name="P2" svg:width="1.265cm" svg:height="5.656cm" draw:transform="rotate (1.56538580611342) translate (0.102305555555556cm 3.22262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5" draw:text-style-name="P2" svg:width="3.723cm" svg:height="3.723cm" svg:x="0.03cm" svg:y="0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7" svg:width="2.793cm" svg:height="2.793cm" svg:x="0.494cm" svg:y="1.069cm"><text:p text:style-name="P2"><text:span text:style-name="T3">×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6" svg:width="2.853cm" svg:height="2.872cm" svg:x="5.782cm" svg:y="1.201cm"><text:p text:style-name="P5"><text:span text:style-name="T2">= …</text:span></text:p><draw:enhanced-geometry svg:viewBox="0 0 21600 21600" draw:type="rectangle" draw:enhanced-path="M 0 0 L 21600 0 21600 21600 0 21600 0 0 Z N"/></draw:custom-shape></draw:g> </text:p>
            <text:p text:style-name="P1"/>
          </table:table-cell>
          <table:table-cell table:style-name="Tableau1.B2" office:value-type="string">
            <text:p text:style-name="P1"><draw:g text:anchor-type="paragraph" draw:z-index="9" draw:style-name="gr1"><draw:custom-shape draw:style-name="gr38" draw:text-style-name="P2" svg:width="1.265cm" svg:height="5.656cm" draw:transform="rotate (1.56538580611342) translate (0.102305555555556cm 3.22262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9" draw:text-style-name="P2" svg:width="3.723cm" svg:height="3.723cm" svg:x="0.03cm" svg:y="0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0" draw:text-style-name="P7" svg:width="2.793cm" svg:height="2.793cm" svg:x="0.494cm" svg:y="1.069cm"><text:p text:style-name="P2"><text:span text:style-name="T3">÷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1" draw:text-style-name="P6" svg:width="2.853cm" svg:height="2.872cm" svg:x="5.782cm" svg:y="1.201cm"><text:p text:style-name="P5"><text:span text:style-name="T2">= …</text:span></text:p><draw:enhanced-geometry svg:viewBox="0 0 21600 21600" draw:type="rectangle" draw:enhanced-path="M 0 0 L 21600 0 21600 21600 0 21600 0 0 Z N"/></draw:custom-shape></draw:g> </text:p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><draw:g text:anchor-type="paragraph" draw:z-index="5" draw:style-name="gr1"><draw:custom-shape draw:style-name="gr22" draw:text-style-name="P2" svg:width="1.265cm" svg:height="5.656cm" draw:transform="rotate (1.56538580611342) translate (0.102305555555556cm 3.22262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23" draw:text-style-name="P2" svg:width="3.723cm" svg:height="3.723cm" svg:x="0.03cm" svg:y="0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4" svg:width="2.793cm" svg:height="2.793cm" svg:x="0.494cm" svg:y="1.069cm"><text:p text:style-name="P3"><text:span text:style-name="T1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" draw:text-style-name="P6" svg:width="2.853cm" svg:height="2.872cm" svg:x="5.782cm" svg:y="1.201cm"><text:p text:style-name="P5"><text:span text:style-name="T2">= …</text:span></text:p><draw:enhanced-geometry svg:viewBox="0 0 21600 21600" draw:type="rectangle" draw:enhanced-path="M 0 0 L 21600 0 21600 21600 0 21600 0 0 Z N"/></draw:custom-shape></draw:g> </text:p>
            <text:p text:style-name="P1"/>
          </table:table-cell>
          <table:table-cell table:style-name="Tableau1.B2" office:value-type="string">
            <text:p text:style-name="P1"><draw:g text:anchor-type="paragraph" draw:z-index="7" draw:style-name="gr1"><draw:custom-shape draw:style-name="gr30" draw:text-style-name="P2" svg:width="1.265cm" svg:height="5.656cm" draw:transform="rotate (1.56538580611342) translate (0.102305555555556cm 3.22262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1" draw:text-style-name="P2" svg:width="3.723cm" svg:height="3.723cm" svg:x="0.03cm" svg:y="0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7" svg:width="2.793cm" svg:height="2.793cm" svg:x="0.494cm" svg:y="1.069cm"><text:p text:style-name="P2"><text:span text:style-name="T3">-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6" svg:width="2.853cm" svg:height="2.872cm" svg:x="5.782cm" svg:y="1.201cm"><text:p text:style-name="P5"><text:span text:style-name="T2">= …</text:span></text:p><draw:enhanced-geometry svg:viewBox="0 0 21600 21600" draw:type="rectangle" draw:enhanced-path="M 0 0 L 21600 0 21600 21600 0 21600 0 0 Z N"/></draw:custom-shape></draw:g> <text:s/></text:p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3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9-02-13T17:48:59</meta:creation-date>
    <dc:date>2019-02-13T18:01:07</dc:date>
    <meta:editing-duration>PT00H12M10S</meta:editing-duration>
    <meta:editing-cycles>4</meta:editing-cycles>
    <meta:generator>NeoOffice/3.4$Unix OpenOffice.org_project/Patch 0</meta:generator>
    <meta:document-statistic meta:table-count="1" meta:image-count="0" meta:object-count="0" meta:page-count="1" meta:paragraph-count="10" meta:word-count="0" meta:character-count="11"/>
  </office:meta>
</office:document-meta>
</file>